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1C2967DCDC01617B8CC.jpg" manifest:media-type="image/jpeg"/>
  <manifest:file-entry manifest:full-path="Pictures/100000000000055600000300BAA73EF63E4ED1AB.png" manifest:media-type="image/png"/>
  <manifest:file-entry manifest:full-path="Pictures/1000000000000421000000B88402B221C64B35D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I-data-poisoning-large-p-800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fo:min-height="3.251cm" fo:min-width="0cm" draw:shadow="hidden" draw:shadow-opacity="0%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_5f_Curve-title">
      <style:graphic-properties draw:auto-grow-height="true" fo:min-height="2.63cm"/>
      <style:paragraph-properties style:writing-mode="lr-tb"/>
    </style:style>
    <style:style style:name="pr3" style:family="presentation" style:parent-style-name="Blue_5f_Curve-outline1">
      <style:graphic-properties fo:min-height="17.843cm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-title">
      <style:graphic-properties fo:min-height="2.63cm"/>
      <style:paragraph-properties style:writing-mode="lr-tb"/>
    </style:style>
    <style:style style:name="pr6" style:family="presentation" style:parent-style-name="Blue_5f_Curve-outline1">
      <style:graphic-properties fo:min-height="4.119cm"/>
      <style:paragraph-properties style:writing-mode="lr-tb"/>
    </style:style>
    <style:style style:name="pr7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style:text-properties fo:color="#729fcf" fo:font-size="68pt" fo:font-weight="bold" fo:background-color="transparent" style:font-size-asian="22pt" style:font-size-complex="22pt"/>
    </style:style>
    <style:style style:name="P2" style:family="paragraph">
      <loext:graphic-properties draw:fill="none" draw:fill-color="#ffffff" draw:opacity="100%" draw:fill-image-width="0cm" draw:fill-image-height="0cm" style:repeat="repeat" draw:fill-image-ref-point-x="0%" draw:fill-image-ref-point-y="0%" draw:fill-image-ref-point="center" draw:tile-repeat-offset="0% vertical"/>
      <style:text-properties fo:color="#729fcf" fo:font-size="68pt" fo:font-weight="bold" fo:background-color="transparen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40pt"/>
    </style:style>
    <style:style style:name="P5" style:family="paragraph">
      <style:paragraph-properties fo:text-align="start"/>
      <style:text-properties fo:font-size="40pt" style:font-size-asian="44pt" style:font-size-complex="44pt"/>
    </style:style>
    <style:style style:name="P6" style:family="paragraph">
      <style:paragraph-properties fo:margin-top="0.3cm" fo:margin-bottom="0cm"/>
      <style:text-properties fo:font-size="32pt" style:font-size-asian="32pt" style:font-size-complex="32pt"/>
    </style:style>
    <style:style style:name="P7" style:family="paragraph">
      <style:paragraph-properties fo:margin-top="0.4cm" fo:margin-bottom="0cm"/>
      <style:text-properties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P10" style:family="paragraph">
      <style:paragraph-properties fo:margin-top="0.2cm" fo:margin-bottom="0.2cm"/>
      <style:text-properties fo:font-size="32pt" style:font-size-asian="32pt" style:font-size-complex="32pt"/>
    </style:style>
    <style:style style:name="P11" style:family="paragraph">
      <style:paragraph-properties fo:margin-top="0.4cm" fo:margin-bottom="0.2cm"/>
      <style:text-properties fo:font-size="32pt" style:font-size-asian="32pt" style:font-size-complex="32pt"/>
    </style:style>
    <style:style style:name="P12" style:family="paragraph">
      <style:text-properties fo:font-size="48pt"/>
    </style:style>
    <style:style style:name="P13" style:family="paragraph">
      <style:paragraph-properties fo:text-align="start"/>
      <style:text-properties fo:font-size="48pt"/>
    </style:style>
    <style:style style:name="P14" style:family="paragraph">
      <style:paragraph-properties fo:text-align="start"/>
      <style:text-properties fo:font-size="32pt"/>
    </style:style>
    <style:style style:name="T1" style:family="text">
      <style:text-properties fo:background-color="transparent"/>
    </style:style>
    <style:style style:name="T2" style:family="text">
      <style:text-properties fo:background-color="transparent" style:font-size-asian="68pt" style:font-size-complex="68pt"/>
    </style:style>
    <style:style style:name="T3" style:family="text">
      <style:text-properties style:font-size-asian="44pt" style:font-size-complex="4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>
        <office:forms form:automatic-focus="false" form:apply-design-mode="false"/>
        <draw:frame draw:style-name="gr1" draw:text-style-name="P2" draw:layer="layout" svg:width="30.5cm" svg:height="3.501cm" svg:x="-0.199cm" svg:y="6.199cm">
          <draw:text-box>
            <text:p text:style-name="P1"><text:span text:style-name="T1">Tekoälyn </text:span><text:span text:style-name="T2">myrkyttämin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" presentation:presentation-page-layout-name="AL1T1">
        <office:forms form:automatic-focus="false" form:apply-design-mode="false"/>
        <draw:frame presentation:style-name="pr2" draw:text-style-name="P5" draw:layer="layout" svg:width="25.199cm" svg:height="2.63cm" svg:x="0.8cm" svg:y="0.277cm" presentation:class="title" presentation:user-transformed="true">
          <draw:text-box>
            <text:p text:style-name="P4"><text:span text:style-name="T3">Mitä on tekoälyn myrkyttäminen?</text:span></text:p>
          </draw:text-box>
        </draw:frame>
        <draw:frame presentation:style-name="pr3" draw:text-style-name="P8" draw:layer="layout" svg:width="25.199cm" svg:height="10.45cm" svg:x="1.4cm" svg:y="3.35cm" presentation:class="outline" presentation:user-transformed="true">
          <draw:text-box>
            <text:list text:style-name="L2">
              <text:list-item>
                <text:p text:style-name="P6"><text:span text:style-name="T4">Tahallista tekoälyn toiminnan korruptointia</text:span></text:p>
              </text:list-item>
              <text:list-item>
                <text:p text:style-name="P7"><text:span text:style-name="T4">Kohdistuu koulutus dataan, heikkousiin </text:span></text:p>
                <text:p text:style-name="P8"><text:span text:style-name="T4">algoritmissa tai itse malliin</text:span></text:p>
              </text:list-item>
              <text:list-item>
                <text:p text:style-name="P7"><text:span text:style-name="T4">Tarvittava ”myrkytetyn” datan määrä on vähäistä, noin 1-3% koko datas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" presentation:presentation-page-layout-name="AL1T1">
        <office:forms form:automatic-focus="false" form:apply-design-mode="false"/>
        <draw:frame presentation:style-name="pr5" draw:text-style-name="P9" draw:layer="layout" svg:width="25.199cm" svg:height="2.63cm" svg:x="0.9cm" svg:y="0.177cm" presentation:class="title" presentation:user-transformed="true">
          <draw:text-box>
            <text:p text:style-name="P9"><text:span text:style-name="T5">Myrkyllisen datan käyttö</text:span></text:p>
          </draw:text-box>
        </draw:frame>
        <draw:frame presentation:style-name="pr6" draw:text-style-name="P8" draw:layer="layout" svg:width="25.199cm" svg:height="10.45cm" svg:x="1.4cm" svg:y="2.75cm" presentation:class="outline" presentation:user-transformed="true">
          <draw:text-box>
            <text:list text:style-name="L2">
              <text:list-item>
                <text:p text:style-name="P10">Datan väärin luokittelua eli luokkien manipulointia</text:p>
              </text:list-item>
              <text:list-item>
                <text:p text:style-name="P11">Vahingollisen datan syöttäminen</text:p>
              </text:list-item>
              <text:list-item>
                <text:p text:style-name="P11">Datan manipulointi</text:p>
              </text:list-item>
              <text:list-item>
                <text:p text:style-name="P7">Laukaisimilla luodut takaov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" presentation:presentation-page-layout-name="AL1T1">
        <office:forms form:automatic-focus="false" form:apply-design-mode="false"/>
        <draw:frame presentation:style-name="pr5" draw:text-style-name="P9" draw:layer="layout" svg:width="25.199cm" svg:height="2.63cm" svg:x="0.9cm" svg:y="0.177cm" presentation:class="title" presentation:user-transformed="true">
          <draw:text-box>
            <text:p text:style-name="P9"><text:span text:style-name="T5">Kyberturvallisuuden uhat</text:span></text:p>
          </draw:text-box>
        </draw:frame>
        <draw:frame presentation:style-name="pr6" draw:text-style-name="P8" draw:layer="layout" svg:width="25.199cm" svg:height="12.45cm" svg:x="1.4cm" svg:y="2.75cm" presentation:class="outline" presentation:user-transformed="true">
          <draw:text-box>
            <text:list text:style-name="L2">
              <text:list-item>
                <text:p text:style-name="P8">Tekoälyä käytetään paljon muun muassa haittaohjelmien, roskapostin ja verkkoon tunkeutumisen havaitsemisessa.</text:p>
              </text:list-item>
              <text:list-item>
                <text:p text:style-name="P6">Mahdollistaa tietovuotoja</text:p>
              </text:list-item>
              <text:list-item>
                <text:p text:style-name="P6">Palveluiden saavutettavuuden häiritseminen</text:p>
              </text:list-item>
              <text:list-item>
                <text:p text:style-name="P6"><text:span text:style-name="T4">Sosiaalinen manipulointi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" presentation:presentation-page-layout-name="AL1T1">
        <office:forms form:automatic-focus="false" form:apply-design-mode="false"/>
        <draw:frame presentation:style-name="pr5" draw:text-style-name="P9" draw:layer="layout" svg:width="25.199cm" svg:height="2.63cm" svg:x="0.9cm" svg:y="0.177cm" presentation:class="title" presentation:user-transformed="true">
          <draw:text-box>
            <text:p text:style-name="P9"><text:span text:style-name="T5">Suojautuminen</text:span></text:p>
          </draw:text-box>
        </draw:frame>
        <draw:frame presentation:style-name="pr6" draw:text-style-name="P8" draw:layer="layout" svg:width="25.199cm" svg:height="12.25cm" svg:x="1.4cm" svg:y="2.75cm" presentation:class="outline" presentation:user-transformed="true">
          <draw:text-box>
            <text:list text:style-name="L2">
              <text:list-item>
                <text:p text:style-name="P7">Koulutuksessa käytetyn tiedon lähteiden hallinta</text:p>
              </text:list-item>
              <text:list-item>
                <text:p text:style-name="P7">Datan yksilöiminen vain yhdelle tekoälylle</text:p>
              </text:list-item>
              <text:list-item>
                <text:p text:style-name="P7">Jatkuva toiminnan tarkkailu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" presentation:presentation-page-layout-name="AL2T19">
        <office:forms form:automatic-focus="false" form:apply-design-mode="false"/>
        <draw:frame presentation:style-name="pr5" draw:text-style-name="P12" draw:layer="layout" svg:width="25.199cm" svg:height="2.63cm" svg:x="1.2cm" svg:y="5.477cm" presentation:class="title" presentation:user-transformed="true">
          <draw:text-box>
            <text:p text:style-name="P12">Kysymyksiä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" presentation:presentation-page-layout-name="AL1T1">
        <office:forms form:automatic-focus="false" form:apply-design-mode="false"/>
        <draw:frame presentation:style-name="pr5" draw:text-style-name="P13" draw:layer="layout" svg:width="25.199cm" svg:height="2.63cm" svg:x="0.9cm" svg:y="-0.123cm" presentation:class="title" presentation:user-transformed="true">
          <draw:text-box>
            <text:p text:style-name="P13"><text:span text:style-name="T5">Lähteet</text:span></text:p>
          </draw:text-box>
        </draw:frame>
        <draw:frame presentation:style-name="pr6" draw:text-style-name="P14" draw:layer="layout" svg:width="25.8cm" svg:height="8.15cm" svg:x="1.4cm" svg:y="2.65cm" presentation:class="outline" presentation:user-transformed="true">
          <draw:text-box>
            <text:list text:style-name="L2">
              <text:list-item>
                <text:p text:style-name="P14"><text:span text:style-name="T6">Simms, Nary. "Data Poisoning: A New Threat to Artificial Intelligence." (2023).</text:span></text:p>
              </text:list-item>
              <text:list-item>
                <text:p text:style-name="P14"><text:span text:style-name="T6"><text:a xlink:href="https://www.ibm.com/think/topics/data-poisoning" xlink:type="simple">https://www.ibm.com/think/topics/data-poisoning</text:a></text:span></text:p>
              </text:list-item>
              <text:list-item>
                <text:p text:style-name="P14"><text:span text:style-name="T6"><text:a xlink:href="https://www.techtarget.com/searchenterpriseai/definition/data-poisoning-AI-poisoning" xlink:type="simple">https://www.techtarget.com/searchenterpriseai/definition/data-poisoning-AI-poisoning</text:a></text:span></text:p>
                <text:p text:style-name="P14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Täytetty" draw:style="linear" draw:start-color="#ffffff" draw:end-color="#cccccc" draw:start-intensity="100%" draw:end-intensity="100%" draw:angle="300" draw:border="0%"/>
    <draw:gradient draw:name="Täytetty_20_keltainen" draw:display-name="Täytetty keltainen" draw:style="linear" draw:start-color="#ffde59" draw:end-color="#b47804" draw:start-intensity="100%" draw:end-intensity="100%" draw:angle="300" draw:border="0%"/>
    <draw:gradient draw:name="Täytetty_20_punainen" draw:display-name="Täytetty punainen" draw:style="linear" draw:start-color="#ff6d6d" draw:end-color="#c9211e" draw:start-intensity="100%" draw:end-intensity="100%" draw:angle="300" draw:border="0%"/>
    <draw:gradient draw:name="Täytetty_20_sininen" draw:display-name="Täytetty sininen" draw:style="linear" draw:start-color="#729fcf" draw:end-color="#355269" draw:start-intensity="100%" draw:end-intensity="100%" draw:angle="300" draw:border="0%"/>
    <draw:gradient draw:name="Täytetty_20_vihreä" draw:display-name="Täytetty vihreä" draw:style="linear" draw:start-color="#77bc65" draw:end-color="#127622" draw:start-intensity="100%" draw:end-intensity="100%" draw:angle="300" draw:border="0%"/>
    <draw:fill-image draw:name="AI-data-poisoning-large-p-800" xlink:href="Pictures/1000000000000320000001C2967DCDC01617B8C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808080" draw:marker-start-width="0.2cm" draw:marker-start-center="false" draw:marker-end-width="0.2cm" draw:marker-end-center="false" draw:fill="bitmap" draw:fill-color="#cfe7f5" draw:fill-image-name="AI-data-poisoning-large-p-800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draw:auto-grow-height="false" draw:fit-to-size="shrink-to-fit" style:shrink-to-fit="tru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5999999046325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093cm" fo:margin-bottom="0cm" fo:text-indent="0cm"/>
      <style:text-properties fo:font-size="6.69999980926514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069cm" fo:margin-bottom="0cm" fo:text-indent="0cm"/>
      <style:text-properties fo:font-size="5.6999998092651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046cm" fo:margin-bottom="0cm" fo:text-indent="0cm"/>
      <style:text-properties fo:font-size="4.69999980926514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22cm" fo:margin-bottom="0cm" fo:text-indent="0cm"/>
      <style:text-properties fo:font-size="4.69999980926514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10.399999618530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letu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let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let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AA73EF63E4ED1AB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499cm" svg:y="0.599cm" presentation:class="title" presentation:placeholder="true">
        <draw:text-box/>
      </draw:frame>
      <draw:frame presentation:style-name="DNA-outline1" draw:layer="backgroundobjects" svg:width="22.5cm" svg:height="9.134cm" svg:x="4.4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3cm" svg:y="14.346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letus" style:page-layout-name="PM1" draw:style-name="Mdp1">
      <office:forms form:automatic-focus="false" form:apply-design-mode="false"/>
      <draw:frame presentation:style-name="Oletus-title" draw:layer="backgroundobjects" svg:width="25.198cm" svg:height="2.629cm" svg:x="1.399cm" svg:y="0.629cm" presentation:class="title" presentation:placeholder="true">
        <draw:text-box/>
      </draw:frame>
      <draw:frame draw:layer="backgroundobjects" svg:width="25.198cm" svg:height="18.093cm" svg:x="1.399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399cm" svg:y="14.347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8.875cm" svg:height="1.085cm" svg:x="9.575cm" svg:y="14.347cm" presentation:class="footer">
        <draw:text-box>
          <text:p text:style-name="MP9"><presentation:footer/></text:p>
        </draw:text-box>
      </draw:frame>
      <draw:frame presentation:style-name="Mpr4" draw:text-style-name="MP12" draw:layer="backgroundobjects" svg:width="6.523cm" svg:height="1.085cm" svg:x="20.074cm" svg:y="14.347cm" presentation:class="page-number">
        <draw:text-box>
          <text:p text:style-name="MP11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Oletus-title" draw:layer="backgroundobjects" svg:width="19.798cm" svg:height="11.136cm" svg:x="0.6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presentation:header/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presentation:date-time/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presentation:footer/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page-number>&lt;numero&gt;</text:page-number></text:p>
          </draw:text-box>
        </draw:frame>
      </presentation:notes>
    </style:master-page>
    <style:master-page style:name="Blue_5f_Curve" style:display-name="Blue_Curve" style:page-layout-name="PM1" draw:style-name="Mdp1">
      <office:forms form:automatic-focus="false" form:apply-design-mode="false"/>
      <draw:frame draw:style-name="Mgr4" draw:text-style-name="MP5" draw:layer="backgroundobjects" svg:width="27.999cm" svg:height="3.655cm" svg:x="0cm" svg:y="12.096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draw:layer="backgroundobjects" svg:width="25.199cm" svg:height="4.369cm" svg:x="1.4cm" svg:y="8.4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13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5-03-16T12:55:52.679000000</meta:creation-date>
    <meta:editing-duration>PT35M30S</meta:editing-duration>
    <meta:editing-cycles>8</meta:editing-cycles>
    <meta:generator>LibreOffice/6.3.4.2$Windows_X86_64 LibreOffice_project/60da17e045e08f1793c57c00ba83cdfce946d0aa</meta:generator>
    <dc:title>DNA</dc:title>
    <dc:date>2025-03-16T19:17:51.904000000</dc:date>
    <meta:document-statistic meta:object-count="71"/>
  </office:meta>
</office:document-meta>
</file>